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933cm" fo:margin-left="0.007cm" fo:margin-right="0.06cm" table:align="margins" style:writing-mode="lr-tb"/>
    </style:style>
    <style:style style:name="Taula5.A" style:family="table-column">
      <style:table-column-properties style:column-width="3.616cm" style:rel-column-width="13994*"/>
    </style:style>
    <style:style style:name="Taula5.B" style:family="table-column">
      <style:table-column-properties style:column-width="3.595cm" style:rel-column-width="13912*"/>
    </style:style>
    <style:style style:name="Taula5.C" style:family="table-column">
      <style:table-column-properties style:column-width="9.723cm" style:rel-column-width="37629*"/>
    </style:style>
    <style:style style:name="Taula5.1" style:family="table-row">
      <style:table-row-properties style:min-row-height="0.573cm"/>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3" style:family="paragraph" style:parent-style-name="Heading_20_1">
      <style:paragraph-properties fo:margin-top="0cm" fo:margin-bottom="0cm" fo:text-align="center" style:justify-single-word="false" fo:orphans="2" fo:widows="2" fo:background-color="#c0c0c0" style:snap-to-layout-grid="false" style:writing-mode="lr-tb">
        <style:tab-stops/>
        <style:background-image/>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4" style:family="paragraph" style:parent-style-name="Heading_20_2">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style:font-name="Arial"/>
    </style:style>
    <style:style style:name="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ves Servidor</text:h>
      <text:h text:style-name="Heading_20_1" text:outline-level="1">Document de proves del Server</text:h>
      <text:p text:style-name="Text_20_body">Per tal de comprovar que les modificacions que realitzem al backend no afecten al funcionament general hem dissenyat un joc de proves de caixa negra que es concentra en els següents aspectes:</text:p>
      <text:h text:style-name="Heading_20_3" text:outline-level="3">Enviar un missatge privat</text:h>
      <text:p text:style-name="Text_20_body">En aquest test es comprova que en enviar un missatge ben format la resposta del servidor és “OK”.</text:p>
      <text:h text:style-name="Heading_20_3" text:outline-level="3">Rebre un missatge privat</text:h>
      <text:p text:style-name="Text_20_body">En aquest test es comprova que es rep el missatge que s'ha enviat en el test anterior.</text:p>
      <text:h text:style-name="Heading_20_3" text:outline-level="3">Enviar un missatge amb la contrasenya equivocada</text:h>
      <text:p text:style-name="Text_20_body">En aquest test es comprova que en intentar enviar un missatge utilitzant el paràmetre token equivocat ens retorna “WRONG”.</text:p>
      <text:h text:style-name="Heading_20_3" text:outline-level="3">Rebre un missatge amb la contrasenya equivocada</text:h>
      <text:p text:style-name="Text_20_body">En aquest test es comprova que en rebre enviar un missatge utilitzant el paràmetre token equivocat ens retorna “WRONG”.</text:p>
      <text:h text:style-name="Heading_20_3" text:outline-level="3">Enviar un missatge a un usuari no existent</text:h>
      <text:p text:style-name="Text_20_body">En aquest test es comprova que en intentar enviar un missatge a un usuari que no existeix el servidor respon amb un “NOEXISTS”.</text:p>
      <text:h text:style-name="Heading_20_3" text:outline-level="3">Enviar un missatge a una sala existent</text:h>
      <text:p text:style-name="Text_20_body">En aquest test es comprova que en enviar un missatge a una sala existent el servidor respon amb un “OK” o més.</text:p>
      <text:h text:style-name="Heading_20_3" text:outline-level="3">Enviar un missatge a una sala no existent</text:h>
      <text:p text:style-name="Text_20_body">En aquest test es comprova que en enviar un missatge a una sala que no existeix o no s'ha creat encara, el servidor respon “CANT”.</text:p>
      <text:h text:style-name="Heading_20_3" text:outline-level="3">Enviar un missatge a una sala privada</text:h>
      <text:p text:style-name="Text_20_body">En aquest test es comprova que en enviar un missatge a una sala privada existent el servidor respon amb un o més “OK”.</text:p>
      <text:h text:style-name="Heading_20_3" text:outline-level="3">Enviar un missatge a una sala sense haver-hi entrat</text:h>
      <text:p text:style-name="Text_20_body">En aquest test es comprova que en enviar un missatge a una sala privada o pública sense haver-hi entrat <text:soft-page-break/>abans rep un “CANT” del servidor.</text:p>
      <text:h text:style-name="Heading_20_3" text:outline-level="3">Entrar en una sala privada</text:h>
      <text:p text:style-name="Text_20_body">En aquest test es comprova que en en intentar entrar a una sala privada utilitzant la comanda /join, l'usuari existeix dins la matriu d'usuaris de la sala.</text:p>
      <text:h text:style-name="Heading_20_3" text:outline-level="3">Entrar en una sala no existent</text:h>
      <text:p text:style-name="Text_20_body">En aquest test es comprova que en intentar entrar a una sala que no existeix encara, aquesta es crea i afegeix a l'usuari que l'ha creat a la matriu de la sala.</text:p>
      <text:h text:style-name="Heading_20_3" text:outline-level="3">Deixar una sala</text:h>
      <text:p text:style-name="Text_20_body">En aquest test es comprova que en intentar abandonar una sala utilitzant la comanda /leave, l'usuari desapareix de la matriu d'usuaris de la sala.</text:p>
      <text:h text:style-name="Heading_20_3" text:outline-level="3">Convidar a algú a la sala</text:h>
      <text:p text:style-name="Text_20_body">En aquest test es comprova que en realitzar la comanda /invite, l'usuari especificat és afegit a la matriu d'usuaris de la sala.</text:p>
      <text:h text:style-name="Heading_20_3" text:outline-level="3">Expulsant a algú de la sala</text:h>
      <text:p text:style-name="Text_20_body">En aquest test es comprova que en realitzar la comanda /kick, l'usuari especificat desapareix de la matriu d'usuaris de la sala.</text:p>
      <text:h text:style-name="Heading_20_3" text:outline-level="3">Bandejant a algú de la sala</text:h>
      <text:p text:style-name="Text_20_body">En aquest test es comprova que en realitzar la comanda /ban, l'usuari especificat apareix a la matriu d'usuaris bandejats de la sala.</text:p>
      <text:h text:style-name="Heading_20_3" text:outline-level="3">Entrar en un canal estant bandejat</text:h>
      <text:p text:style-name="Text_20_body">En aquest test es comprova que un usuari que acaba de ser bandejat, en intentar entrar a la sala el servidor respon amb “CANT”.</text:p>
      <text:h text:style-name="Heading_20_3" text:outline-level="3">Desbandejant a algú de la sala</text:h>
      <text:p text:style-name="Text_20_body">En aquest test es comprova que en realitzar la comanda /unban, l'usuari especificat desapareix de la matriu d'usuaris bandejats de la sala.</text:p>
      <text:h text:style-name="Heading_20_3" text:outline-level="3">Comprovar que el Roster no dona error</text:h>
      <text:p text:style-name="Text_20_body">En aquest test es comprova que cap dels valors de la base de dades és nul i per tant el sistema funciona correctament pel que respecta a usuaris.</text:p>
      <text:p text:style-name="Standard"><text:soft-page-break/></text:p>
      <text:p text:style-name="Standard">Tots aquests tests serveixen, com s'ha mencionat anteriorment, per comprovar que el codi funciona correctament ja que es realitzen totes les tasques que un usuari comú faria en un xat. No es fa cap prova de càrrega ja que disposem d'un nombre de peticions limitat al hosting (a partir de certa càrrega de CPU es comença a pagar) i sabem que l'entorn en el que esta hostatjat ho pot aguantar i asseguren un 99.5% de uptime i alta replicació de les dades.</text:p>
      <text:p text:style-name="Standard">Aquestes proves es poden trobar a la classe ServerTest i es poden executar en local utilitzant http://localhost:8888/test. Cal recordar que s'han d'actualitzar els primers paràmetres ja que contenen les contrasenyes dels usuaris i aquestes van canviant diàriament.</text:p>
      <text:h text:style-name="P4" text:outline-level="2">Control de canvis</text:h>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Data</text:p>
          </table:table-cell>
          <table:table-cell table:style-name="Taula5.A1" office:value-type="string">
            <text:p text:style-name="P2">Modificat per:</text:p>
          </table:table-cell>
          <table:table-cell table:style-name="Taula5.C1" office:value-type="string">
            <text:p text:style-name="P2">Modificacions</text:p>
          </table:table-cell>
        </table:table-row>
        <table:table-row>
          <table:table-cell table:style-name="Taula5.A2" office:value-type="date" office:date-value="2011-11-08">
            <text:p text:style-name="Text_20_body">08/11/11</text:p>
          </table:table-cell>
          <table:table-cell table:style-name="Taula5.B2" office:value-type="string">
            <text:p text:style-name="Text_20_body">Fran Hermoso</text:p>
          </table:table-cell>
          <table:table-cell table:style-name="Taula5.C2" office:value-type="string">
            <text:p text:style-name="Text_20_body">Edició Inicial</text:p>
          </table:table-cell>
        </table:table-row>
        <table:table-row>
          <table:table-cell table:style-name="Taula5.A2">
            <text:p text:style-name="Text_20_body"/>
          </table:table-cell>
          <table:table-cell table:style-name="Taula5.B2" office:value-type="string">
            <text:p text:style-name="Text_20_body"/>
          </table:table-cell>
          <table:table-cell table:style-name="Taula5.C2" office:value-type="string">
            <text:p text:style-name="Text_20_body"/>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style:font-name="Arial"/>
    </style:style>
    <style:style style:name="M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text:span text:style-name="MT1">– </text:span><text:span text:style-name="MT2">Proves Serv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9T08:55:10.94</dc:date>
    <meta:editing-duration>PT07H56M47S</meta:editing-duration>
    <meta:editing-cycles>49</meta:editing-cycles>
    <meta:generator>OpenOffice.org/3.2$Win32 OpenOffice.org_project/320m18$Build-9502</meta:generator>
    <dc:creator>Hector Costa Guzman</dc:creator>
    <meta:document-statistic meta:table-count="1" meta:image-count="0" meta:object-count="0" meta:page-count="4" meta:paragraph-count="49" meta:word-count="709" meta:character-count="3976"/>
  </office:meta>
</office:document-meta>
</file>